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ed23a" officeooo:paragraph-rsid="001ed23a"/>
    </style:style>
    <style:style style:name="P2" style:family="paragraph" style:parent-style-name="Standard">
      <style:paragraph-properties fo:text-align="start" style:justify-single-word="false"/>
      <style:text-properties officeooo:rsid="0015ae8e" officeooo:paragraph-rsid="0015ae8e"/>
    </style:style>
    <style:style style:name="P3" style:family="paragraph" style:parent-style-name="Standard">
      <style:paragraph-properties fo:text-align="start" style:justify-single-word="false"/>
      <style:text-properties officeooo:rsid="0015ae8e" officeooo:paragraph-rsid="001c14f4"/>
    </style:style>
    <style:style style:name="P4" style:family="paragraph" style:parent-style-name="Standard">
      <style:paragraph-properties fo:text-align="start" style:justify-single-word="false"/>
      <style:text-properties officeooo:paragraph-rsid="001cd3a1"/>
    </style:style>
    <style:style style:name="P5" style:family="paragraph" style:parent-style-name="Standard">
      <style:paragraph-properties fo:text-align="start" style:justify-single-word="false"/>
      <style:text-properties fo:font-weight="bold" officeooo:rsid="00175ffc" officeooo:paragraph-rsid="00175ffc" style:font-weight-asian="bold" style:font-weight-complex="bold"/>
    </style:style>
    <style:style style:name="P6" style:family="paragraph" style:parent-style-name="Standard">
      <style:paragraph-properties fo:text-align="center" style:justify-single-word="false"/>
      <style:text-properties fo:font-weight="bold" officeooo:rsid="0015ae8e" officeooo:paragraph-rsid="00175ffc" style:font-weight-asian="bold" style:font-weight-complex="bold"/>
    </style:style>
    <style:style style:name="P7" style:family="paragraph" style:parent-style-name="Standard">
      <style:paragraph-properties fo:text-align="start" style:justify-single-word="false"/>
      <style:text-properties fo:font-weight="bold" officeooo:rsid="0015ae8e" officeooo:paragraph-rsid="00175ffc" style:font-weight-asian="bold" style:font-weight-complex="bold"/>
    </style:style>
    <style:style style:name="P8" style:family="paragraph" style:parent-style-name="Standard">
      <style:paragraph-properties fo:text-align="start" style:justify-single-word="false"/>
      <style:text-properties fo:font-weight="normal" officeooo:rsid="0015ae8e" officeooo:paragraph-rsid="001c14f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5ae8e" officeooo:paragraph-rsid="0015ae8e" style:font-weight-asian="normal" style:font-weight-complex="normal"/>
    </style:style>
    <style:style style:name="P10" style:family="paragraph" style:parent-style-name="Standard">
      <style:paragraph-properties fo:text-align="start" style:justify-single-word="false"/>
      <style:text-properties officeooo:rsid="001d2189" officeooo:paragraph-rsid="001d2189"/>
    </style:style>
    <style:style style:name="P11" style:family="paragraph" style:parent-style-name="Standard">
      <style:paragraph-properties fo:text-align="start" style:justify-single-word="false"/>
      <style:text-properties officeooo:rsid="001cd3a1" officeooo:paragraph-rsid="001cd3a1"/>
    </style:style>
    <style:style style:name="P12" style:family="paragraph" style:parent-style-name="Standard">
      <style:paragraph-properties fo:text-align="start" style:justify-single-word="false"/>
      <style:text-properties officeooo:rsid="0018bbae" officeooo:paragraph-rsid="001c14f4"/>
    </style:style>
    <style:style style:name="P13" style:family="paragraph" style:parent-style-name="Standard">
      <style:paragraph-properties fo:text-align="center" style:justify-single-word="false"/>
      <style:text-properties officeooo:rsid="0021befd" officeooo:paragraph-rsid="0021befd"/>
    </style:style>
    <style:style style:name="P14" style:family="paragraph" style:parent-style-name="Standard">
      <style:paragraph-properties fo:text-align="center" style:justify-single-word="false"/>
      <style:text-properties fo:font-weight="bold" officeooo:rsid="0015ae8e" officeooo:paragraph-rsid="0021befd" style:font-weight-asian="bold" style:font-weight-complex="bold"/>
    </style:style>
    <style:style style:name="P15" style:family="paragraph" style:parent-style-name="Standard">
      <style:paragraph-properties fo:text-align="center" style:justify-single-word="false"/>
      <style:text-properties fo:font-weight="bold" officeooo:rsid="0018bbae" officeooo:paragraph-rsid="0021befd" style:font-weight-asian="bold" style:font-weight-complex="bold"/>
    </style:style>
    <style:style style:name="T1" style:family="text">
      <style:text-properties officeooo:rsid="00175ffc"/>
    </style:style>
    <style:style style:name="T2" style:family="text">
      <style:text-properties fo:font-weight="bold" style:font-weight-asian="bold" style:font-weight-complex="bold"/>
    </style:style>
    <style:style style:name="T3" style:family="text">
      <style:text-properties fo:font-weight="bold" officeooo:rsid="0018bbae" style:font-weight-asian="bold" style:font-weight-complex="bold"/>
    </style:style>
    <style:style style:name="T4" style:family="text">
      <style:text-properties officeooo:rsid="0018bbae"/>
    </style:style>
    <style:style style:name="T5" style:family="text">
      <style:text-properties officeooo:rsid="001a4ccc"/>
    </style:style>
    <style:style style:name="T6" style:family="text">
      <style:text-properties officeooo:rsid="001c14f4"/>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8bbae" style:font-weight-asian="normal" style:font-weight-complex="normal"/>
    </style:style>
    <style:style style:name="T9" style:family="text">
      <style:text-properties style:text-underline-style="none" fo:font-weight="normal" officeooo:rsid="001c14f4" style:font-weight-asian="normal" style:font-weight-complex="normal"/>
    </style:style>
    <style:style style:name="T10" style:family="text">
      <style:text-properties style:text-underline-style="none" fo:font-weight="normal" officeooo:rsid="001cd3a1" style:font-weight-asian="normal" style:font-weight-complex="normal"/>
    </style:style>
    <style:style style:name="T11" style:family="text">
      <style:text-properties officeooo:rsid="00202e6e"/>
    </style:style>
    <style:style style:name="T12" style:family="text">
      <style:text-properties officeooo:rsid="0015ae8e"/>
    </style:style>
    <style:style style:name="T13" style:family="text">
      <style:text-properties officeooo:rsid="00220a2f"/>
    </style:style>
    <style:style style:name="T14" style:family="text">
      <style:text-properties officeooo:rsid="00231e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4">RobotUI</text:p>
      <text:p text:style-name="P15"/>
      <text:p text:style-name="P13"><text:span text:style-name="T3">A</text:span><text:span text:style-name="T2">sistente para el diseño de la interfaz <text:s/>para control, seguimiento y sharing de robots en tiempo real</text:span><text:span text:style-name="T12"><text:line-break/><text:line-break/></text:span></text:p>
      <text:p text:style-name="P7">Objetivo del proyecto:</text:p>
      <text:p text:style-name="P9"/>
      <text:p text:style-name="P4"><text:span text:style-name="T8"><text:s/></text:span><text:bookmark text:name="cite_ref-2"/><text:span text:style-name="T7">La robótica combina diversas disciplinas como son: la </text:span><text:span text:style-name="T10">mecánica</text:span><text:span text:style-name="T7">, la </text:span><text:span text:style-name="T10">electrónica</text:span><text:span text:style-name="T7">, la </text:span><text:span text:style-name="T10">informática</text:span><text:span text:style-name="T7">, la </text:span><text:span text:style-name="T10">inteligencia artificial</text:span><text:span text:style-name="T7">, la </text:span><text:span text:style-name="T10">ingeniería de control</text:span><text:span text:style-name="T7"> y la</text:span><text:bookmark text:name="cite_ref-3"/><text:span text:style-name="T7"> </text:span><text:span text:style-name="T10">física</text:span><text:span text:style-name="T7">, </text:span><text:span text:style-name="T9">entre otras. Por tanto se trata de una ciencia multidisciplinar.</text:span><text:span text:style-name="T6"><text:line-break/></text:span></text:p>
      <text:p text:style-name="P11">Por esta razón, se requiere de multitud de conocimientos a la hora de afrontar un proyecto robótico con ciertas garantías. Este proyecto trata, al menos, de reducir, o facilitar, el área relacionada con la informática, más concretamente con la programación. En la que multitud de personas ven en la programación un impedimento a la hora de comenzar a desarrol<text:span text:style-name="T14">l</text:span>ar sus ideas.</text:p>
      <text:p text:style-name="P4"/>
      <text:p text:style-name="P11">Por otro lado, existe la imperiosa necesidad de que la comunidad quiera mostrar sus creaciones al resto del mundo, compartir experiencias, problemas opiniones, etc, de una forma directa y no mediante la grabación de vídeos del funcionamiento de los proyectos robóticos en cuestión, ya que no disponen de una herramienta adecuada para ello. En definitiva, existe la necesidad de que otros usuarios puedan participar de manera más activa, ya sea visualizando el control por su creador o permitir que otros usuarios tomen el control de esos proyectos en tiempo real.</text:p>
      <text:p text:style-name="P2"/>
      <text:p text:style-name="P10">Por tanto <text:span text:style-name="T13">el objetivo de </text:span>este proyecto <text:span text:style-name="T13">consiste en </text:span>facilitar <text:span text:style-name="T13">el diseño de la interfaz que controlará a un robot en tiempo real, además de <text:s/>facilitar la </text:span>labor de programación <text:span text:style-name="T11">de los proyectos </text:span>junto con la posibilidad de compartir las cr<text:span text:style-name="T13">e</text:span>aciones realizadas con otros usuarios.</text:p>
      <text:p text:style-name="P2"/>
      <text:p text:style-name="P5">Alcance del proyecto</text:p>
      <text:p text:style-name="P5"/>
      <text:p text:style-name="P3">El proyecto tiene como objetivo principal proporcionar una serie de herramientas para que, aquellas personas que no t<text:span text:style-name="T1">engan</text:span> los suficientes conocimientos de programación, puedan config<text:span text:style-name="T14">u</text:span>rar un </text:p>
      <text:p text:style-name="P3">entorno para el manejo de sus proyectos robóticos <text:span text:style-name="T5">y tener posibilidad de compartir sus experiencias con otros usuarios.</text:span><text:line-break/></text:p>
      <text:p text:style-name="P12">La aplicación permitirá configurar una interfaz personalizada a cada Robot dado de alta en el sistema. Esta interfaz será construida mediante el uso de ‘drag and drop’ de los diferentes elementos tales como acciones, ventanas de vídeo, eventos… etc. En definitiva, se proporcionará un entorno de configuración amigable para el usuario.</text:p>
      <text:p text:style-name="P8"/>
      <text:p text:style-name="P8">Esta interfaz resultante permitirá además ser compartida por otros usuarios <text:span text:style-name="T4">de tal manera que cuando un usuario está controlando un dispositivo robótico, la aplicación proporcionará una ventana de visualización en tiempo real de su manejo, en la que otros usuarios identificados como espectadores, podrán visualizar en tiempo real el control del dispositivo, empleando Websockets.<text:line-break/><text:line-break/>Esta visualización en tiempo real será retransmitida por streaming a todos los usuarios espectadores. </text:span><text:soft-page-break/><text:span text:style-name="T4">En ella se mostrará las acciones que realizas, botones presionados, salidas obtenidas o, si el dispositivo robótico posee de una cámara, las imágenes obteni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d23a" officeooo:paragraph-rsid="001ed2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niversidad de Cádiz</text:p>
        <text:p text:style-name="MP1">Escuela Superior de Ingeniería</text:p>
        <text:p text:style-name="MP1"/>
        <text:p text:style-name="MP1">Manuel López Urbin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8:09:18.581260550</meta:creation-date>
    <dc:date>2017-05-04T19:10:38.279278974</dc:date>
    <meta:editing-duration>PT15M46S</meta:editing-duration>
    <meta:editing-cycles>5</meta:editing-cycles>
    <meta:generator>LibreOffice/5.1.6.2$Linux_X86_64 LibreOffice_project/10m0$Build-2</meta:generator>
    <meta:document-statistic meta:table-count="0" meta:image-count="0" meta:object-count="0" meta:page-count="2" meta:paragraph-count="15" meta:word-count="450" meta:character-count="2949" meta:non-whitespace-character-count="2505"/>
  </office:meta>
</office:document-meta>
</file>